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6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5" style:family="text">
      <style:text-properties fo:font-family="'Times New Roman'" style:font-style-name="Italic" style:font-family-generic="roman" style:font-pitch="variable" fo:font-size="12pt" fo:font-style="italic" fo:font-weight="bold" style:font-family-asian="'Times New Roman'" style:font-style-name-asian="Regular" style:font-family-generic-asian="roman" style:font-size-asian="12pt" style:font-style-asian="italic" style:font-weight-asian="bold" style:font-family-complex="'Times New Roman'" style:font-style-name-complex="Regular" style:font-family-generic-complex="roman" style:font-size-complex="12pt" style:font-style-complex="italic" style:font-weight-complex="bold"/>
    </style:style>
    <style:style style:name="T6" style:family="text">
      <style:text-properties fo:font-family="'Times New Roman'" style:font-style-name="Italic" style:font-family-generic="roman" style:font-pitch="variable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2pt" fo:font-style="normal" style:font-family-asian="'Times New Roman'" style:font-style-name-asian="Regular" style:font-family-generic-asian="roman" style:font-size-asian="12pt" style:font-style-asian="normal" style:font-family-complex="'Times New Roman'" style:font-style-name-complex="Regular" style:font-family-generic-complex="roman" style:font-size-complex="12pt" style:font-style-complex="normal"/>
    </style:style>
    <style:style style:name="T8" style:family="text">
      <style:text-properties fo:font-family="'Times New Roman'" style:font-style-name="Regular" style:font-family-generic="roman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9" style:family="text">
      <style:text-properties fo:font-family="'Times New Roman'" style:font-style-name="Italic" style:font-family-generic="roman" style:font-pitch="variable" fo:font-size="12pt" fo:font-style="normal" fo:font-weight="normal" style:font-family-asian="'Times New Roman'" style:font-style-name-asian="Regular" style:font-family-generic-asian="roman" style:font-size-asian="12pt" style:font-style-asian="normal" style:font-weight-asian="normal" style:font-family-complex="'Times New Roman'" style:font-style-name-complex="Regular" style:font-family-generic-complex="roman" style:font-size-complex="12pt" style:font-style-complex="normal" style:font-weight-complex="normal"/>
    </style:style>
    <style:style style:name="T10" style:family="text">
      <style:text-properties style:text-position="33% 58%" fo:font-family="'Times New Roman'" style:font-style-name="Italic" style:font-family-generic="roman" style:font-pitch="variable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11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family="'Times New Roman'" style:font-style-name="Italic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text-position="-33% 58%" fo:font-size="12pt" style:font-size-asian="12pt" style:font-size-complex="12pt"/>
    </style:style>
    <style:style style:name="T16" style:family="text">
      <style:text-properties fo:font-family="'Times New Roman'" style:font-style-name="Italic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3.556cm" svg:height="0.635cm" svg:x="4.81cm" svg:y="13.065cm">
          <text:p text:style-name="P1"><text:span text:style-name="T1">z</text:span><text:span text:style-name="T2"> = </text:span><text:span text:style-name="T3">μ</text:span><text:span text:style-name="T4">(</text:span><text:span text:style-name="T5">x</text:span><text:span text:style-name="T4">) + </text:span><text:span text:style-name="T6">r</text:span><text:span text:style-name="T7">(</text:span><text:span text:style-name="T8">Σ</text:span><text:span text:style-name="T4">(</text:span><text:span text:style-name="T5">x</text:span><text:span text:style-name="T9">)</text:span><text:span text:style-name="T4">)</text:span><text:span text:style-name="T10">1/2</text:span></text:p>
        </draw:rect>
        <draw:rect draw:style-name="gr1" draw:text-style-name="P2" xml:id="id3" draw:id="id3" draw:layer="layout" svg:width="1.778cm" svg:height="0.635cm" svg:x="4.81cm" svg:y="14.898cm">
          <text:p text:style-name="P1"><text:span text:style-name="T8">Σ</text:span><text:span text:style-name="T4">(</text:span><text:span text:style-name="T5">x</text:span><text:span text:style-name="T4">)</text:span></text:p>
        </draw:rect>
        <draw:rect draw:style-name="gr1" draw:text-style-name="P2" xml:id="id4" draw:id="id4" draw:layer="layout" svg:width="1.778cm" svg:height="0.635cm" svg:x="6.61cm" svg:y="14.899cm">
          <text:p text:style-name="P1"><text:span text:style-name="T3">μ</text:span><text:span text:style-name="T4">(</text:span><text:span text:style-name="T5">x</text:span><text:span text:style-name="T9">)</text:span></text:p>
        </draw:rect>
        <draw:rect draw:style-name="gr1" draw:text-style-name="P2" xml:id="id1" draw:id="id1" draw:layer="layout" svg:width="3.556cm" svg:height="0.635cm" svg:x="4.81cm" svg:y="16.698cm">
          <text:p text:style-name="P1"><text:span text:style-name="T2">Input data </text:span><text:span text:style-name="T11">x</text:span></text:p>
        </draw:rect>
        <draw:custom-shape draw:style-name="gr2" draw:text-style-name="P1" xml:id="id2" draw:id="id2" draw:layer="layout" svg:width="0.381cm" svg:height="0.381cm" svg:x="6.385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88cm" svg:y1="16.698cm" svg:x2="6.576cm" svg:y2="16.24cm" draw:start-shape="id1" draw:start-glue-point="0" draw:end-shape="id2" draw:end-glue-point="8" svg:d="M6588 16698l-12-458">
          <text:p/>
        </draw:connector>
        <draw:connector draw:style-name="gr3" draw:text-style-name="P1" draw:layer="layout" draw:type="line" svg:x1="6.576cm" svg:y1="15.859cm" svg:x2="5.699cm" svg:y2="15.533cm" draw:start-shape="id2" draw:start-glue-point="4" draw:end-shape="id3" draw:end-glue-point="2" svg:d="M6576 15859l-877-326">
          <text:p/>
        </draw:connector>
        <draw:connector draw:style-name="gr3" draw:text-style-name="P1" draw:layer="layout" draw:type="line" svg:x1="6.576cm" svg:y1="15.859cm" svg:x2="7.499cm" svg:y2="15.534cm" draw:start-shape="id2" draw:start-glue-point="4" draw:end-shape="id4" draw:end-glue-point="2" svg:d="M6576 15859l923-325">
          <text:p/>
        </draw:connector>
        <draw:frame draw:style-name="gr4" draw:text-style-name="P3" draw:layer="layout" svg:width="1.733cm" svg:height="0.734cm" svg:x="4.708cm" svg:y="15.76cm">
          <draw:text-box>
            <text:p><text:span text:style-name="T12">f</text:span><text:span text:style-name="T2">(</text:span><text:span text:style-name="T11">x</text:span><text:span text:style-name="T2"> | </text:span><text:span text:style-name="T8">Θ</text:span><text:span text:style-name="T2">)</text:span></text:p>
          </draw:text-box>
        </draw:frame>
        <draw:custom-shape draw:style-name="gr2" draw:text-style-name="P1" xml:id="id5" draw:id="id5" draw:layer="layout" svg:width="0.381cm" svg:height="0.381cm" svg:x="6.385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99cm" svg:y1="14.898cm" svg:x2="6.576cm" svg:y2="14.44cm" draw:start-shape="id3" draw:start-glue-point="0" draw:end-shape="id5" draw:end-glue-point="8" svg:d="M5699 14898l877-458">
          <text:p/>
        </draw:connector>
        <draw:connector draw:style-name="gr3" draw:text-style-name="P1" draw:layer="layout" draw:type="line" svg:x1="7.499cm" svg:y1="14.899cm" svg:x2="6.576cm" svg:y2="14.44cm" draw:start-shape="id4" draw:start-glue-point="0" draw:end-shape="id5" draw:end-glue-point="8" svg:d="M7499 14899l-923-459">
          <text:p/>
        </draw:connector>
        <draw:connector draw:style-name="gr3" draw:text-style-name="P1" draw:layer="layout" draw:type="line" svg:x1="6.576cm" svg:y1="14.059cm" svg:x2="6.588cm" svg:y2="13.7cm" draw:start-shape="id5" draw:start-glue-point="4" draw:end-shape="id6" draw:end-glue-point="2" svg:d="M6576 14059l12-359">
          <text:p/>
        </draw:connector>
        <draw:frame draw:style-name="gr5" draw:text-style-name="P3" xml:id="id7" draw:id="id7" draw:layer="layout" svg:width="2.159cm" svg:height="0.742cm" svg:x="7.429cm" svg:y="13.878cm">
          <draw:text-box>
            <text:p><text:span text:style-name="T5">r </text:span><text:span text:style-name="T8">~</text:span><text:span text:style-name="T12">N</text:span><text:span text:style-name="T2">(</text:span><text:span text:style-name="T1">0</text:span><text:span text:style-name="T2">, </text:span><text:span text:style-name="T12">I</text:span><text:span text:style-name="T2">)</text:span></text:p>
          </draw:text-box>
        </draw:frame>
        <draw:connector draw:style-name="gr6" draw:text-style-name="P1" draw:layer="layout" draw:type="line" svg:x1="7.429cm" svg:y1="14.249cm" svg:x2="6.766cm" svg:y2="14.25cm" draw:start-shape="id7" draw:start-glue-point="3" draw:end-shape="id5" draw:end-glue-point="10" svg:d="M7429 14249l-663 1">
          <text:p/>
        </draw:connector>
        <draw:rect draw:style-name="gr1" draw:text-style-name="P2" xml:id="id8" draw:id="id8" draw:layer="layout" svg:width="3.556cm" svg:height="0.635cm" svg:x="4.81cm" svg:y="11.168cm">
          <text:p text:style-name="P1"><text:span text:style-name="T2">Decoded data </text:span><text:span text:style-name="T11">x</text:span><text:span text:style-name="T2">'</text:span></text:p>
        </draw:rect>
        <draw:connector draw:style-name="gr3" draw:text-style-name="P1" draw:layer="layout" draw:type="line" svg:x1="6.588cm" svg:y1="13.065cm" svg:x2="6.588cm" svg:y2="11.803cm" draw:start-shape="id6" draw:start-glue-point="0" draw:end-shape="id8" draw:end-glue-point="2" svg:d="M6588 13065v-1262">
          <text:p/>
        </draw:connector>
        <draw:frame draw:style-name="gr5" draw:text-style-name="P3" draw:layer="layout" svg:width="2.005cm" svg:height="0.742cm" svg:x="4.71cm" svg:y="12.024cm">
          <draw:text-box>
            <text:p><text:span text:style-name="T12">g</text:span><text:span text:style-name="T2">(</text:span><text:span text:style-name="T13">z</text:span><text:span text:style-name="T2"> | </text:span><text:span text:style-name="T8">Φ</text:span><text:span text:style-name="T2">)</text:span></text:p>
          </draw:text-box>
        </draw:frame>
        <draw:rect draw:style-name="gr1" draw:text-style-name="P2" xml:id="id9" draw:id="id9" draw:layer="layout" svg:width="3.556cm" svg:height="0.635cm" svg:x="10.71cm" svg:y="11.169cm">
          <text:p text:style-name="P1"><text:span text:style-name="T2">Input </text:span><text:span text:style-name="T11">x</text:span><text:span text:style-name="T2"> or </text:span><text:span text:style-name="T11">x</text:span><text:span text:style-name="T2">'</text:span></text:p>
        </draw:rect>
        <draw:custom-shape draw:style-name="gr7" draw:text-style-name="P4" xml:id="id10" draw:id="id10" draw:layer="layout" svg:width="0.635cm" svg:height="0.635cm" svg:x="12.168cm" svg:y="13.065cm">
          <text:p text:style-name="P1"><text:span text:style-name="T14">d</text:span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88cm" svg:y1="11.804cm" svg:x2="12.486cm" svg:y2="13.065cm" draw:start-shape="id9" draw:start-glue-point="2" draw:end-shape="id10" draw:end-glue-point="4" svg:d="M12488 11804l-2 1261">
          <text:p/>
        </draw:connector>
        <draw:frame draw:style-name="gr4" draw:text-style-name="P3" draw:layer="layout" svg:width="2.005cm" svg:height="0.734cm" svg:x="12.411cm" svg:y="12.024cm">
          <draw:text-box>
            <text:p><text:span text:style-name="T12">d</text:span><text:span text:style-name="T2">(</text:span><text:span text:style-name="T11">x</text:span><text:span text:style-name="T2"> | </text:span><text:span text:style-name="T8">Ψ</text:span><text:span text:style-name="T2">)</text:span></text:p>
          </draw:text-box>
        </draw:frame>
        <draw:custom-shape draw:style-name="gr7" draw:text-style-name="P4" xml:id="id12" draw:id="id12" draw:layer="layout" svg:width="0.635cm" svg:height="0.635cm" svg:x="12.168cm" svg:y="14.894cm">
          <text:p text:style-name="P1"><text:span text:style-name="T14">D</text:span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xml:id="id11" draw:id="id11" draw:layer="layout" svg:width="3.556cm" svg:height="0.635cm" svg:x="10.72cm" svg:y="16.699cm">
          <text:p text:style-name="P1"><text:span text:style-name="T2">Input </text:span><text:span text:style-name="T13">z</text:span><text:span text:style-name="T16"> or </text:span><text:span text:style-name="T13">z</text:span><text:span text:style-name="T11">'</text:span></text:p>
        </draw:rect>
        <draw:connector draw:style-name="gr3" draw:text-style-name="P1" draw:layer="layout" draw:line-skew="-0.034cm" svg:x1="8.366cm" svg:y1="13.382cm" svg:x2="10.72cm" svg:y2="17.016cm" draw:start-shape="id6" draw:start-glue-point="1" draw:end-shape="id11" draw:end-glue-point="3" svg:d="M8366 13382h1143v3634h1211">
          <text:p/>
        </draw:connector>
        <draw:connector draw:style-name="gr3" draw:text-style-name="P1" draw:layer="layout" draw:line-skew="-0.156cm" svg:x1="8.366cm" svg:y1="17.015cm" svg:x2="10.71cm" svg:y2="11.486cm" draw:start-shape="id1" draw:start-glue-point="1" draw:end-shape="id9" draw:end-glue-point="3" svg:d="M8366 17015h1016v-5529h1328">
          <text:p/>
        </draw:connector>
        <draw:connector draw:style-name="gr3" draw:text-style-name="P1" draw:layer="layout" draw:type="line" svg:x1="12.498cm" svg:y1="16.699cm" svg:x2="12.486cm" svg:y2="15.529cm" draw:start-shape="id11" draw:start-glue-point="0" draw:end-shape="id12" draw:end-glue-point="8" svg:d="M12498 16699l-12-1170">
          <text:p/>
        </draw:connector>
        <draw:frame draw:style-name="gr5" draw:text-style-name="P3" draw:layer="layout" svg:width="2.005cm" svg:height="0.742cm" svg:x="12.4cm" svg:y="15.824cm">
          <draw:text-box>
            <text:p><text:span text:style-name="T12">D</text:span><text:span text:style-name="T2">(</text:span><text:span text:style-name="T13">z</text:span><text:span text:style-name="T2"> | </text:span><text:span text:style-name="T8">Λ</text:span><text:span text:style-name="T2">)</text:span></text:p>
          </draw:text-box>
        </draw:frame>
        <draw:connector draw:style-name="gr6" draw:text-style-name="P1" draw:layer="layout" draw:type="line" svg:x1="12.168cm" svg:y1="15.212cm" svg:x2="8.388cm" svg:y2="15.216cm" draw:start-shape="id12" draw:start-glue-point="6" draw:end-shape="id4" draw:end-glue-point="1" svg:d="M12168 15212l-3780 4">
          <text:p/>
        </draw:connector>
        <draw:frame draw:style-name="gr8" draw:text-style-name="P5" draw:layer="layout" svg:width="1.651cm" svg:height="1.047cm" svg:x="10.163cm" svg:y="14.207cm">
          <draw:text-box>
            <text:p><text:span text:style-name="T17">encoder</text:span></text:p>
            <text:p><text:span text:style-name="T17">leaning</text:span></text:p>
          </draw:text-box>
        </draw:frame>
        <draw:connector draw:style-name="gr9" draw:text-style-name="P6" draw:layer="layout" draw:type="line" svg:x1="8.366cm" svg:y1="11.485cm" svg:x2="12.168cm" svg:y2="13.383cm" draw:start-shape="id8" draw:start-glue-point="1" draw:end-shape="id10" draw:end-glue-point="6" svg:d="M8366 11485l3802 1898">
          <text:p text:style-name="P1"><text:span text:style-name="T17">decoder</text:span></text:p>
          <text:p text:style-name="P1"><text:span text:style-name="T17">leanin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7-29T04:36:52.98</meta:creation-date>
    <dc:date>2023-10-27T08:59:01.86</dc:date>
    <dc:creator>Loc Nguyen</dc:creator>
    <meta:editing-duration>PT55M32S</meta:editing-duration>
    <meta:editing-cycles>26</meta:editing-cycles>
    <meta:generator>OpenOffice/4.1.2$Win32 OpenOffice.org_project/412m3$Build-9782</meta:generator>
    <meta:document-statistic meta:object-count="31"/>
  </office:meta>
</office:document-meta>
</file>